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text-properties officeooo:paragraph-rsid="000c3dcd"/>
    </style:style>
    <style:style style:name="P6" style:family="paragraph" style:parent-style-name="Heading_20_3">
      <style:text-properties officeooo:paragraph-rsid="000c3dcd"/>
    </style:style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>
      <style:text-properties officeooo:paragraph-rsid="000c3dcd"/>
    </style:style>
    <style:style style:name="P10" style:family="paragraph" style:parent-style-name="Horizontal_20_Line">
      <style:text-properties officeooo:paragraph-rsid="000c3dcd"/>
    </style:style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Standard" style:list-style-name="L9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ágina Inicial (Dashboard)</text:span></text:h>
      <text:p text:style-name="Text_20_body"><text:span text:style-name="Strong_20_Emphasis">Acesso personalizado por tipo de usuário</text:span>:</text:p>
      <text:list text:style-name="L1">
        <text:list-item>
          <text:p text:style-name="P1"><text:span text:style-name="Strong_20_Emphasis">Sócios</text:span>: Visão geral da rentabilidade, desempenho por projeto, e comparativo entre períodos.</text:p>
        </text:list-item>
        <text:list-item>
          <text:p text:style-name="P1"><text:span text:style-name="Strong_20_Emphasis">Consultores</text:span>: Projetos em que estão alocados, horas trabalhadas, e alertas de prazos.</text:p>
        </text:list-item>
        <text:list-item>
          <text:p text:style-name="P1"><text:span text:style-name="Strong_20_Emphasis">Financeiros</text:span>: Resumo de custos e lucros, projetos com desvios financeiros, alertas de faturamento.</text:p>
        </text:list-item>
        <text:list-item>
          <text:p text:style-name="P1"><text:span text:style-name="Strong_20_Emphasis">RH</text:span>: Carga horária dos consultores e estagiários, controle de alocação.</text:p>
        </text:list-item>
        <text:list-item>
          <text:p text:style-name="P2"><text:span text:style-name="Strong_20_Emphasis">Estagiários</text:span>: Lista de tarefas e registro de horas.</text:p>
        </text:list-item>
      </text:list>
      <text:p text:style-name="Horizontal_20_Line"/>
      <text:h text:style-name="Heading_20_3" text:outline-level="3"><text:span text:style-name="Strong_20_Emphasis">Gestão de Projetos</text:span></text:h>
      <text:p text:style-name="Text_20_body"><text:span text:style-name="Strong_20_Emphasis">Acesso personalizado</text:span>:</text:p>
      <text:list text:style-name="L2">
        <text:list-item>
          <text:p text:style-name="P3"><text:span text:style-name="Strong_20_Emphasis">Sócios</text:span>: Visualização completa de todos os projetos, incluindo rentabilidade e desempenho.</text:p>
        </text:list-item>
        <text:list-item>
          <text:p text:style-name="P3"><text:span text:style-name="Strong_20_Emphasis">Consultores</text:span>: Apenas projetos em que estão alocados, com foco em tarefas e horas registradas.</text:p>
        </text:list-item>
        <text:list-item>
          <text:p text:style-name="P3"><text:span text:style-name="Strong_20_Emphasis">Financeiros</text:span>: Controle de custos, lucro e acompanhamento financeiro detalhado.</text:p>
        </text:list-item>
        <text:list-item>
          <text:p text:style-name="P3"><text:span text:style-name="Strong_20_Emphasis">RH</text:span>: Consultores e estagiários alocados por projeto.</text:p>
        </text:list-item>
        <text:list-item>
          <text:p text:style-name="P4"><text:span text:style-name="Strong_20_Emphasis">Estagiários</text:span>: Tarefas específicas associadas aos projetos.</text:p>
        </text:list-item>
        <text:list-item>
          <text:p text:style-name="P4">Cada projeto conterá uma aba específica para tarefas associadas ao projeto.</text:p>
        </text:list-item>
      </text:list>
      <text:list text:style-name="L3">
        <text:list-item>
          <text:p text:style-name="P5">Resumo de tarefas concluídas, em andamento e atrasadas. </text:p>
        </text:list-item>
      </text:list>
      <text:p text:style-name="Horizontal_20_Line"><text:span text:style-name="Strong_20_Emphasis"/></text:p>
      <text:h text:style-name="P6" text:outline-level="3"><text:span text:style-name="Strong_20_Emphasis">Gestão de Tarefas dos Projetos</text:span></text:h>
      <text:p text:style-name="Text_20_body"><text:span text:style-name="Strong_20_Emphasis">Objetivo</text:span>: Planejar, acompanhar e atribuir tarefas relacionadas aos projetos.<text:line-break/><text:span text:style-name="Strong_20_Emphasis">Elementos-chave</text:span>:</text:p>
      <text:list text:style-name="L4">
        <text:list-item>
          <text:p text:style-name="P7"><text:span text:style-name="Strong_20_Emphasis">Lista de tarefas por projeto</text:span>: Visualização de tarefas organizadas por prioridade, status e prazo.</text:p>
        </text:list-item>
        <text:list-item>
          <text:p text:style-name="P7"><text:span text:style-name="Strong_20_Emphasis">Atribuição de responsáveis</text:span>: Consultores e estagiários associados a cada tarefa.</text:p>
        </text:list-item>
        <text:list-item>
          <text:p text:style-name="P7"><text:span text:style-name="Strong_20_Emphasis">Acompanhamento de status</text:span>: Concluída, em andamento, atrasada, ou pendente.</text:p>
        </text:list-item>
        <text:list-item>
          <text:p text:style-name="P7"><text:span text:style-name="Strong_20_Emphasis">Subtarefas</text:span>: Possibilidade de dividir uma tarefa principal em subtarefas menores.</text:p>
        </text:list-item>
        <text:list-item>
          <text:p text:style-name="P7"><text:span text:style-name="Strong_20_Emphasis">Integração com custos</text:span>: Identificação de tarefas que geram despesas.</text:p>
        </text:list-item>
        <text:list-item>
          <text:p text:style-name="P7"><text:span text:style-name="Strong_20_Emphasis">Filtros e notificações</text:span>: Por prazo, responsável, ou status.</text:p>
        </text:list-item>
        <text:list-item>
          <text:p text:style-name="P7"><text:span text:style-name="Strong_20_Emphasis">Acesso por perfil</text:span>:</text:p>
          <text:list>
            <text:list-item>
              <text:p text:style-name="P7"><text:span text:style-name="Strong_20_Emphasis">Sócios e financeiros</text:span>: Consulta ao impacto financeiro associado às tarefas.</text:p>
            </text:list-item>
            <text:list-item>
              <text:p text:style-name="P8"><text:span text:style-name="Strong_20_Emphasis">Consultores e estagiários</text:span>: Visualização e atualização das tarefas atribuídas.</text:p>
            </text:list-item>
          </text:list>
        </text:list-item>
      </text:list>
      <text:p text:style-name="P9"><text:span text:style-name="Strong_20_Emphasis"/></text:p>
      <text:p text:style-name="P10"/>
      <text:h text:style-name="P6" text:outline-level="3"><text:span text:style-name="Strong_20_Emphasis">Página de CRUD de Atividades/Tarefas ou Despesas</text:span></text:h>
      <text:p text:style-name="Text_20_body"><text:span text:style-name="Strong_20_Emphasis">Objetivo</text:span>: Permitir o gerenciamento detalhado de atividades e despesas associadas às tarefas.<text:line-break/><text:span text:style-name="Strong_20_Emphasis">Elementos-chave</text:span>:</text:p>
      <text:list text:style-name="L5">
        <text:list-item>
          <text:p text:style-name="P11"><text:span text:style-name="Strong_20_Emphasis">Cadastro de atividades/tarefas</text:span>:</text:p>
          <text:list>
            <text:list-item>
              <text:p text:style-name="P11">Nome, descrição, prazo, prioridade, e responsável.</text:p>
            </text:list-item>
            <text:list-item>
              <text:p text:style-name="P11">Vínculo com o projeto e tarefa pai (se for subtarefa).</text:p>
            </text:list-item>
          </text:list>
        </text:list-item>
        <text:list-item>
          <text:p text:style-name="P11"><text:span text:style-name="Strong_20_Emphasis">Cadastro de despesas associadas</text:span>:</text:p>
          <text:list>
            <text:list-item>
              <text:p text:style-name="P11">Tipo (viagem, insumos, horas extras), valor estimado/realizado, e justificativa.</text:p>
            </text:list-item>
          </text:list>
        </text:list-item>
        <text:list-item>
          <text:p text:style-name="P11"><text:span text:style-name="Strong_20_Emphasis">Edição</text:span>: Atualizar status, prazos ou valores.</text:p>
        </text:list-item>
        <text:list-item>
          <text:p text:style-name="P11"><text:span text:style-name="Strong_20_Emphasis">Consulta e histórico</text:span>: Registro das alterações realizadas nas atividades ou despesas.</text:p>
        </text:list-item>
        <text:list-item>
          <text:p text:style-name="P11"><text:span text:style-name="Strong_20_Emphasis">Remoção</text:span>: Excluir atividades ou despesas que não sejam mais necessárias.</text:p>
        </text:list-item>
        <text:list-item>
          <text:p text:style-name="P11"><text:span text:style-name="Strong_20_Emphasis">Acesso por perfil</text:span>:</text:p>
          <text:list>
            <text:list-item>
              <text:p text:style-name="P11"><text:span text:style-name="Strong_20_Emphasis">Sócios e financeiros</text:span>: Controle total.</text:p>
            </text:list-item>
            <text:list-item>
              <text:p text:style-name="P11"><text:span text:style-name="Strong_20_Emphasis">RH e consultores</text:span>: Cadastro e edição de atividades próprias.</text:p>
            </text:list-item>
            <text:list-item>
              <text:p text:style-name="P12"><text:span text:style-name="Strong_20_Emphasis">Estagiários</text:span>: Apenas atualização de status de tarefas atribuídas.</text:p>
            </text:list-item>
          </text:list>
        </text:list-item>
      </text:list>
      <text:p text:style-name="P9"><text:span text:style-name="Strong_20_Emphasis"/></text:p>
      <text:p text:style-name="P10"/>
      <text:p text:style-name="P9"><text:span text:style-name="Strong_20_Emphasis">Gestão de Custos</text:span></text:p>
      <text:p text:style-name="Text_20_body"><text:span text:style-name="Strong_20_Emphasis">Acesso personalizado</text:span>:</text:p>
      <text:list text:style-name="L6">
        <text:list-item>
          <text:p text:style-name="P13"><text:span text:style-name="Strong_20_Emphasis">Sócios e financeiros</text:span>: Visualização e edição completa de custos.</text:p>
        </text:list-item>
        <text:list-item>
          <text:p text:style-name="P13"><text:span text:style-name="Strong_20_Emphasis">Consultores</text:span>: Apenas consulta para entender os custos do projeto.</text:p>
        </text:list-item>
        <text:list-item>
          <text:p text:style-name="P14"><text:span text:style-name="Strong_20_Emphasis">Estagiários e RH</text:span>: Sem acesso a esta página.</text:p>
        </text:list-item>
      </text:list>
      <text:p text:style-name="Horizontal_20_Line"/>
      <text:h text:style-name="Heading_20_3" text:outline-level="3"><text:span text:style-name="Strong_20_Emphasis">Gestão de Consultores e Estagiários</text:span></text:h>
      <text:p text:style-name="Text_20_body"><text:span text:style-name="Strong_20_Emphasis">Acesso personalizado</text:span>:</text:p>
      <text:list text:style-name="L7">
        <text:list-item>
          <text:p text:style-name="P15"><text:span text:style-name="Strong_20_Emphasis">RH</text:span>: Visualização completa da carga horária, desempenho e alocação de todos os consultores e estagiários.</text:p>
        </text:list-item>
        <text:list-item>
          <text:p text:style-name="P15"><text:span text:style-name="Strong_20_Emphasis">Sócios</text:span>: Resumo de alocação e carga horária, com foco em impacto financeiro.</text:p>
        </text:list-item>
        <text:list-item>
          <text:p text:style-name="P15"><text:span text:style-name="Strong_20_Emphasis">Financeiros</text:span>: Dados relacionados aos custos associados aos consultores e estagiários.</text:p>
        </text:list-item>
        <text:list-item>
          <text:p text:style-name="P16"><text:span text:style-name="Strong_20_Emphasis">Consultores e estagiários</text:span>: Apenas visualização das próprias horas e tarefas.</text:p>
        </text:list-item>
      </text:list>
      <text:p text:style-name="Horizontal_20_Line"/>
      <text:h text:style-name="Heading_20_3" text:outline-level="3"><text:span text:style-name="Strong_20_Emphasis">Precificação de Projetos</text:span></text:h>
      <text:p text:style-name="Text_20_body"><text:span text:style-name="Strong_20_Emphasis">Acesso personalizado</text:span>:</text:p>
      <text:list text:style-name="L8">
        <text:list-item>
          <text:p text:style-name="P17"><text:span text:style-name="Strong_20_Emphasis">Sócios e financeiros</text:span>: Acesso completo para criar, editar e visualizar simulações.</text:p>
        </text:list-item>
        <text:list-item>
          <text:p text:style-name="P17"><text:span text:style-name="Strong_20_Emphasis">Consultores</text:span>: Sugestões ou consulta de valores para novos projetos.</text:p>
        </text:list-item>
        <text:list-item>
          <text:p text:style-name="P18"><text:span text:style-name="Strong_20_Emphasis">RH e estagiários</text:span>: Sem acesso a esta página.</text:p>
        </text:list-item>
      </text:list>
      <text:p text:style-name="Horizontal_20_Line"/>
      <text:h text:style-name="Heading_20_3" text:outline-level="3"><text:span text:style-name="Strong_20_Emphasis">Relatórios e Dashboards Avançados</text:span></text:h>
      <text:p text:style-name="Text_20_body"><text:span text:style-name="Strong_20_Emphasis">Acesso personalizado</text:span>:</text:p>
      <text:list xml:id="list3881040247" text:style-name="L9">
        <text:list-item>
          <text:p text:style-name="P19"><text:span text:style-name="Strong_20_Emphasis">Sócios</text:span>: Relatórios completos com visão estratégica (lucro por cliente, tipo de projeto).</text:p>
        </text:list-item>
        <text:list-item>
          <text:p text:style-name="P19"><text:span text:style-name="Strong_20_Emphasis">Financeiros</text:span>: Detalhes financeiros aprofundados.</text:p>
        </text:list-item>
        <text:list-item>
          <text:p text:style-name="P19"><text:span text:style-name="Strong_20_Emphasis">RH</text:span>: Relatórios de desempenho e carga horária dos consultores e estagiários.</text:p>
        </text:list-item>
        <text:list-item>
          <text:p text:style-name="P20"><text:span text:style-name="Strong_20_Emphasis">Consultores e estagiários</text:span>: Acesso restrito a relatórios dos projetos em que participam.</text:p>
        </text:list-item>
        <text:list-item>
          <text:p text:style-name="P21">Inclusão de relatórios específicos de tarefas:</text:p>
        </text:list-item>
      </text:list>
      <text:list text:style-name="L10">
        <text:list-item>
          <text:p text:style-name="P22"><text:span text:style-name="Strong_20_Emphasis">Desempenho por responsável</text:span>: Número de tarefas concluídas vs. atribuídas.</text:p>
        </text:list-item>
        <text:list-item>
          <text:p text:style-name="P22"><text:span text:style-name="Strong_20_Emphasis">Custo por tarefa</text:span>: Relação entre despesas e execução de atividades.</text:p>
        </text:list-item>
        <text:list-item>
          <text:p text:style-name="P23"><text:span text:style-name="Strong_20_Emphasis">Tarefas críticas</text:span>: Identificação de gargalos ou tarefas que impactam o prazo dos projetos.</text:p>
        </text:list-item>
      </text:list>
      <text:list text:continue-list="list3881040247" text:style-name="L9">
        <text:list-item>
          <text:p text:style-name="P20"/>
        </text:list-item>
      </text:list>
      <text:p text:style-name="Horizontal_20_Line"/>
      <text:h text:style-name="Heading_20_3" text:outline-level="3"><text:span text:style-name="Strong_20_Emphasis">7. Configurações e Administração</text:span></text:h>
      <text:p text:style-name="Text_20_body"><text:span text:style-name="Strong_20_Emphasis">Acesso personalizado</text:span>:</text:p>
      <text:list text:style-name="L11">
        <text:list-item>
          <text:p text:style-name="P24"><text:span text:style-name="Strong_20_Emphasis">Sócios</text:span>: Configurações globais, cadastro de usuários e personalização do sistema.</text:p>
        </text:list-item>
        <text:list-item>
          <text:p text:style-name="P24"><text:span text:style-name="Strong_20_Emphasis">Financeiros</text:span>: Ajustes de parâmetros financeiros.</text:p>
        </text:list-item>
        <text:list-item>
          <text:p text:style-name="P24"><text:span text:style-name="Strong_20_Emphasis">RH</text:span>: Cadastro e gerenciamento de consultores e estagiários.</text:p>
        </text:list-item>
        <text:list-item>
          <text:p text:style-name="P25"><text:span text:style-name="Strong_20_Emphasis">Consultores e estagiários</text:span>: Sem acesso a esta página.</text:p>
        </text:list-item>
      </text:list>
      <text:p text:style-name="Horizontal_20_Line"/>
      <text:h text:style-name="Heading_20_3" text:outline-level="3">Diferenciação por Permissões</text:h>
      <text:list text:style-name="L12">
        <text:list-item>
          <text:p text:style-name="P26"><text:span text:style-name="Strong_20_Emphasis">Sócios</text:span>: Acesso a todas as páginas e funcionalidades.</text:p>
        </text:list-item>
        <text:list-item>
          <text:p text:style-name="P26"><text:span text:style-name="Strong_20_Emphasis">Consultores</text:span>: Acesso limitado aos projetos e dados relacionados às suas tarefas.</text:p>
        </text:list-item>
        <text:list-item>
          <text:p text:style-name="P26"><text:span text:style-name="Strong_20_Emphasis">Financeiros</text:span>: Foco em custos, relatórios e precificação.</text:p>
        </text:list-item>
        <text:list-item>
          <text:p text:style-name="P26"><text:span text:style-name="Strong_20_Emphasis">RH</text:span>: Gerenciamento de pessoas e alocações.</text:p>
        </text:list-item>
        <text:list-item>
          <text:p text:style-name="P27"><text:span text:style-name="Strong_20_Emphasis">Estagiários</text:span>: Apenas tarefas e horas trabalhad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599.999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23:58:58.480000000</meta:creation-date>
    <dc:date>2024-12-02T00:16:00.213000000</dc:date>
    <meta:editing-duration>PT6M47S</meta:editing-duration>
    <meta:editing-cycles>1</meta:editing-cycles>
    <meta:document-statistic meta:table-count="0" meta:image-count="0" meta:object-count="0" meta:page-count="1" meta:paragraph-count="80" meta:word-count="676" meta:character-count="4637" meta:non-whitespace-character-count="4100"/>
    <meta:generator>LibreOffice/24.8.3.2$Windows_X86_64 LibreOffice_project/48a6bac9e7e268aeb4c3483fcf825c94556d9f92</meta:generator>
  </office:meta>
</office:document-meta>
</file>